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FigureCaption"><text:span text:style-name="T1">Figure 4. Distribution of </text:span><text:span text:style-name="T2">cis</text:span><text:span text:style-name="T1"> and </text:span><text:span text:style-name="T2">trans</text:span><text:span text:style-name="T1"> for exons with significant AI.</text:span> Distribution of estimates of <text:span text:style-name="T3">cis</text:span> and <text:span text:style-name="T3">trans</text:span> for the mated (A) and virgin (C). <text:span text:style-name="T3">trans</text:span> estimates appear to have a larger variance than the <text:span text:style-name="T3">cis</text:span> estimates. Distribution of the variance for <text:span text:style-name="T3">cis</text:span> and <text:span text:style-name="T3">trans</text:span> estimates for the mated (B) and virgin (D). For each exon, the variance of the estimate is calculated, the variance in <text:span text:style-name="T3">trans</text:span> estimates can be much larger than the variance in <text:span text:style-name="T3">cis</text:span> estim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>
      <style:text-properties fo:font-style="normal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6-07-06T18:25:34.096307000</dc:date>
    <meta:editing-duration>PT32S</meta:editing-duration>
    <meta:editing-cycles>2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2" meta:word-count="80" meta:character-count="459" meta:non-whitespace-character-count="380"/>
  </office:meta>
</office:document-meta>
</file>